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Zebr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30">
            <text:p>23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543.103108869212">
            <text:p>$543,10</text:p>
          </table:table-cell>
          <table:table-cell table:style-name="ce5" table:formula="of:=[.F2]-[.B3]/[.B4]" office:value-type="currency" office:currency="USD" office:value="530.669146605061">
            <text:p>$530,67</text:p>
          </table:table-cell>
          <table:table-cell table:style-name="ce15" table:formula="of:=[.G2]/1.07" office:value-type="currency" office:currency="EUR" office:value="495.952473462673">
            <text:p>495,9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659">
            <text:p>0,65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60.20714935731">
            <text:p>$360,21</text:p>
          </table:table-cell>
          <table:table-cell table:style-name="ce7" table:formula="of:=[.F3]-[.B3]/[.B4]" office:value-type="currency" office:currency="USD" office:value="347.773187093159">
            <text:p>$347,77</text:p>
          </table:table-cell>
          <table:table-cell table:style-name="ce16" table:formula="of:=[.G3]/1.07" office:value-type="currency" office:currency="EUR" office:value="325.021670180523">
            <text:p>325,0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30.606187307597">
            <text:p>330,6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3">
            <text:p>0,05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07.188356475255">
            <text:p>$207,19</text:p>
          </table:table-cell>
          <table:table-cell table:style-name="ce14" table:formula="of:=[.F4]-[.B3]/[.B4]" office:value-type="currency" office:currency="USD" office:value="194.754394211104">
            <text:p>$194,75</text:p>
          </table:table-cell>
          <table:table-cell table:style-name="ce17" table:formula="of:=[.G4]/1.07" office:value-type="currency" office:currency="EUR" office:value="182.013452533742">
            <text:p>182,0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92">
            <text:p>$8,9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46">
            <text:p>$4,46</text:p>
          </table:table-cell>
          <table:table-cell table:style-name="ce5"/>
          <table:table-cell table:style-name="ce5" table:formula="of:=[.B8]/(1+[.D2])^(1/4)" office:value-type="currency" office:currency="USD" office:value="4.38519504075939">
            <text:p>$4,39</text:p>
          </table:table-cell>
          <table:table-cell table:style-name="ce7" table:formula="of:=[.B5]/2" office:value-type="currency" office:currency="USD" office:value="4.46">
            <text:p>$4,46</text:p>
          </table:table-cell>
          <table:table-cell table:style-name="ce7"/>
          <table:table-cell table:style-name="ce7" table:formula="of:=[.E8]/(1+[.D3])^(1/4)" office:value-type="currency" office:currency="USD" office:value="4.36995962215727">
            <text:p>$4,37</text:p>
          </table:table-cell>
          <table:table-cell table:style-name="ce8" table:formula="of:=[.B5]/2" office:value-type="currency" office:currency="USD" office:value="4.46">
            <text:p>$4,46</text:p>
          </table:table-cell>
          <table:table-cell table:style-name="ce8"/>
          <table:table-cell table:style-name="ce8" table:formula="of:=[.H8]/(1+[.D4])^(1/4)" office:value-type="currency" office:currency="USD" office:value="4.35498523995635">
            <text:p>$4,3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7.84">
            <text:p>$17,84</text:p>
          </table:table-cell>
          <table:table-cell office:value-type="percentage" office:value="1">
            <text:p>100,00%</text:p>
          </table:table-cell>
          <table:table-cell table:formula="of:=[.B9]/(1+[.$D$2])^[.A9]" office:value-type="currency" office:currency="USD" office:value="16.6728971962617">
            <text:p>$16,67</text:p>
          </table:table-cell>
          <table:table-cell table:formula="of:=[.B5]*(1+[.F9])" office:value-type="currency" office:currency="USD" office:value="17.7508">
            <text:p>$17,75</text:p>
          </table:table-cell>
          <table:table-cell office:value-type="percentage" office:value="0.99">
            <text:p>99,00%</text:p>
          </table:table-cell>
          <table:table-cell table:formula="of:=[.E9]/(1+[.$D$3])^[.A9]" office:value-type="currency" office:currency="USD" office:value="16.3601843317972">
            <text:p>$16,36</text:p>
          </table:table-cell>
          <table:table-cell table:formula="of:=[.B5]*(1+[.I9])" office:value-type="currency" office:currency="USD" office:value="15.8776">
            <text:p>$15,88</text:p>
          </table:table-cell>
          <table:table-cell office:value-type="percentage" office:value="0.78">
            <text:p>78,00%</text:p>
          </table:table-cell>
          <table:table-cell table:formula="of:=[.H9]/(1+[.$D$4])^[.A9]" office:value-type="currency" office:currency="USD" office:value="14.4341818181818">
            <text:p>$14,4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2.3">
            <text:p>$22,30</text:p>
          </table:table-cell>
          <table:table-cell office:value-type="percentage" office:value="0.25">
            <text:p>25,00%</text:p>
          </table:table-cell>
          <table:table-cell table:formula="of:=[.B10]/(1+[.$D$2])^[.A10]" office:value-type="currency" office:currency="USD" office:value="19.4776836404926">
            <text:p>$19,48</text:p>
          </table:table-cell>
          <table:table-cell table:formula="of:=[.E9]*(1+[.F10])" office:value-type="currency" office:currency="USD" office:value="20.945944">
            <text:p>$20,95</text:p>
          </table:table-cell>
          <table:table-cell office:value-type="percentage" office:value="0.18">
            <text:p>18,00%</text:p>
          </table:table-cell>
          <table:table-cell table:formula="of:=[.E10]/(1+[.$D$3])^[.A10]" office:value-type="currency" office:currency="USD" office:value="17.792642867761">
            <text:p>$17,79</text:p>
          </table:table-cell>
          <table:table-cell table:formula="of:=[.H9]*(1+[.I10])" office:value-type="currency" office:currency="USD" office:value="16.830256">
            <text:p>$16,83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USD" office:value="13.9093024793388">
            <text:p>$13,9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5.868">
            <text:p>$25,87</text:p>
          </table:table-cell>
          <table:table-cell office:value-type="percentage" office:value="0.16">
            <text:p>16,00%</text:p>
          </table:table-cell>
          <table:table-cell table:formula="of:=[.B11]/(1+[.$D$2])^[.A11]" office:value-type="currency" office:currency="USD" office:value="21.1159934794126">
            <text:p>$21,12</text:p>
          </table:table-cell>
          <table:table-cell table:formula="of:=[.E10]*(1+[.F11])" office:value-type="currency" office:currency="USD" office:value="23.0405384">
            <text:p>$23,04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USD" office:value="18.0386241055642">
            <text:p>$18,04</text:p>
          </table:table-cell>
          <table:table-cell table:formula="of:=[.H10]*(1+[.I11])" office:value-type="currency" office:currency="USD" office:value="17.33516368">
            <text:p>$17,34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13.0241650488355">
            <text:p>$13,0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9.48952">
            <text:p>$29,49</text:p>
          </table:table-cell>
          <table:table-cell office:value-type="percentage" office:value="0.14">
            <text:p>14,00%</text:p>
          </table:table-cell>
          <table:table-cell table:formula="of:=[.B12]/(1+[.$D$2])^[.A12]" office:value-type="currency" office:currency="USD" office:value="22.4974136135797">
            <text:p>$22,50</text:p>
          </table:table-cell>
          <table:table-cell table:formula="of:=[.E11]*(1+[.F12])" office:value-type="currency" office:currency="USD" office:value="24.883781472">
            <text:p>$24,88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17.9554968055386">
            <text:p>$17,96</text:p>
          </table:table-cell>
          <table:table-cell table:formula="of:=[.H11]*(1+[.I12])" office:value-type="currency" office:currency="USD" office:value="17.8552185904">
            <text:p>$17,86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12.1953545457277">
            <text:p>$12,2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3.0282624">
            <text:p>$33,03</text:p>
          </table:table-cell>
          <table:table-cell office:value-type="percentage" office:value="0.12">
            <text:p>12,00%</text:p>
          </table:table-cell>
          <table:table-cell table:formula="of:=[.B13]/(1+[.$D$2])^[.A13]" office:value-type="currency" office:currency="USD" office:value="23.5486946235601">
            <text:p>$23,55</text:p>
          </table:table-cell>
          <table:table-cell table:formula="of:=[.E12]*(1+[.F13])" office:value-type="currency" office:currency="USD" office:value="26.37680836032">
            <text:p>$26,38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USD" office:value="17.541775680987">
            <text:p>$17,54</text:p>
          </table:table-cell>
          <table:table-cell table:formula="of:=[.H12]*(1+[.I13])" office:value-type="currency" office:currency="USD" office:value="18.212322962208">
            <text:p>$18,21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11.3084196696748">
            <text:p>$11,3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6.33108864">
            <text:p>$36,33</text:p>
          </table:table-cell>
          <table:table-cell office:value-type="percentage" office:value="0.1">
            <text:p>10,00%</text:p>
          </table:table-cell>
          <table:table-cell table:formula="of:=[.B14]/(1+[.$D$2])^[.A14]" office:value-type="currency" office:currency="USD" office:value="24.2089383980524">
            <text:p>$24,21</text:p>
          </table:table-cell>
          <table:table-cell table:formula="of:=[.E13]*(1+[.F14])" office:value-type="currency" office:currency="USD" office:value="27.4318806947328">
            <text:p>$27,43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16.8142365974437">
            <text:p>$16,81</text:p>
          </table:table-cell>
          <table:table-cell table:formula="of:=[.H13]*(1+[.I14])" office:value-type="currency" office:currency="USD" office:value="18.3944461918301">
            <text:p>$18,39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0.3831853330651">
            <text:p>$10,3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9.2375757312">
            <text:p>$39,24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24.4351901587819">
            <text:p>$24,44</text:p>
          </table:table-cell>
          <table:table-cell table:formula="of:=[.E14]*(1+[.F15])" office:value-type="currency" office:currency="USD" office:value="28.5291559225221">
            <text:p>$28,53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16.1168719459369">
            <text:p>$16,12</text:p>
          </table:table-cell>
          <table:table-cell table:formula="of:=[.H14]*(1+[.I15])" office:value-type="currency" office:currency="USD" office:value="18.3944461918301">
            <text:p>$18,39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9.4392593936955">
            <text:p>$9,4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1.591830275072">
            <text:p>$41,59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24.2068238956157">
            <text:p>$24,21</text:p>
          </table:table-cell>
          <table:table-cell table:formula="of:=[.E15]*(1+[.F16])" office:value-type="currency" office:currency="USD" office:value="29.670322159423">
            <text:p>$29,67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5.4484302523266">
            <text:p>$15,45</text:p>
          </table:table-cell>
          <table:table-cell table:formula="of:=[.H15]*(1+[.I16])" office:value-type="currency" office:currency="USD" office:value="18.3944461918301">
            <text:p>$18,39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8.58114490335955">
            <text:p>$8,5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3.6714217888256">
            <text:p>$43,67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23.7543598975668">
            <text:p>$23,75</text:p>
          </table:table-cell>
          <table:table-cell table:formula="of:=[.E16]*(1+[.F17])" office:value-type="currency" office:currency="USD" office:value="30.8571350457999">
            <text:p>$30,86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14.8077119469305">
            <text:p>$14,81</text:p>
          </table:table-cell>
          <table:table-cell table:formula="of:=[.H16]*(1+[.I17])" office:value-type="currency" office:currency="USD" office:value="18.3944461918301">
            <text:p>$18,39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7.80104082123595">
            <text:p>$7,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5.8549928782669">
            <text:p>$45,85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23.3103531705095">
            <text:p>$23,31</text:p>
          </table:table-cell>
          <table:table-cell table:formula="of:=[.E17]*(1+[.F18])" office:value-type="currency" office:currency="USD" office:value="32.0914204476319">
            <text:p>$32,09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14.1935672118044">
            <text:p>$14,19</text:p>
          </table:table-cell>
          <table:table-cell table:formula="of:=[.H17]*(1+[.I18])" office:value-type="currency" office:currency="USD" office:value="18.3944461918301">
            <text:p>$18,39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7.09185529203268">
            <text:p>$7,0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27.613543114592">
            <text:p>$227,61</text:p>
          </table:table-cell>
          <table:table-cell/>
          <table:table-cell table:style-name="ce7"/>
          <table:table-cell table:formula="of:=SUM([.G8:.G18])" office:value-type="currency" office:currency="USD" office:value="169.439501368247">
            <text:p>$169,44</text:p>
          </table:table-cell>
          <table:table-cell/>
          <table:table-cell table:style-name="ce8"/>
          <table:table-cell table:formula="of:=SUM([.J8:.J18])" office:value-type="currency" office:currency="USD" office:value="112.522894545104">
            <text:p>$112,5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641.969900295737">
            <text:p>$641,97</text:p>
          </table:table-cell>
          <table:table-cell table:style-name="ce5"/>
          <table:table-cell table:formula="of:=[.B20]/(1+[.D2])^([.A18]+1/2)" office:value-type="currency" office:currency="USD" office:value="315.489565754619">
            <text:p>$315,49</text:p>
          </table:table-cell>
          <table:table-cell table:formula="of:=[.E18]*[.D5]" office:value-type="currency" office:currency="USD" office:value="449.279886266847">
            <text:p>$449,28</text:p>
          </table:table-cell>
          <table:table-cell table:style-name="ce7"/>
          <table:table-cell table:formula="of:=[.E20]/(1+[.D3])^([.A18]+1/2)" office:value-type="currency" office:currency="USD" office:value="190.767647989063">
            <text:p>$190,77</text:p>
          </table:table-cell>
          <table:table-cell table:formula="of:=[.H18]*[.D5]" office:value-type="currency" office:currency="USD" office:value="257.522246685621">
            <text:p>$257,52</text:p>
          </table:table-cell>
          <table:table-cell table:style-name="ce8"/>
          <table:table-cell table:formula="of:=[.H20]/(1+[.D4])^([.A18]+1/2)" office:value-type="currency" office:currency="USD" office:value="94.6654619301516">
            <text:p>$94,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2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2:01.45</dc:date>
    <dc:creator>aaa </dc:creator>
    <meta:editing-duration>P3DT1H55M44S</meta:editing-duration>
    <meta:editing-cycles>50</meta:editing-cycles>
    <meta:generator>OpenOffice/4.1.5$Win32 OpenOffice.org_project/415m1$Build-9789</meta:generator>
    <meta:document-statistic meta:table-count="6" meta:cell-count="691" meta:object-count="0"/>
  </office:meta>
</office:document-meta>
</file>